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2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Abraham Hart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1 January 1863</text:p>
      <text:p text:style-name="P2">Month<text:tab/><text:tab/><text:tab/><text:tab/><text:tab/><text:tab/>January</text:p>
      <text:p text:style-name="P2">Year<text:tab/><text:tab/><text:tab/><text:tab/><text:tab/><text:tab/>1863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lso available in AJA Microfilm, Reel #207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<text:span text:style-name="T1">11</text:span><text:span text:style-name="T2">th</text:span><text:span text:style-name="T1"> January 1863/</text:span></text:p>
      <text:p text:style-name="P2">My dear Sir/</text:p>
      <text:p text:style-name="P2"><text:tab/>It occurred to me after I had left you/ last evening that the vexatious question about/ lecturing might be settled this day at the/ public meeting. <text:s/>If you judge it opportune/ please say, when the business of the day has/ been settled, that as it seems that the Con-/-gregation are divided in their opinion regarding/ the practice of lecturing at the Synagogue,/ some desiring it weekly, and others monthly,/ some preferring a benediction to a sermon, &amp; others/ again being disposed to dispense with both,/ it therefore becomes necessary that I should receive/ precise instructions about it. <text:s/>And although/ your constitution does not make any provision/ for it, (any more than it does regarding many/ occasions when the Synagogue is to be opened for prayers),/ still, as the practice has become general &amp; is con-/sidered useful, a law ought to be enacted to that/ effect. <text:s/>In case that you will seize/</text:p>
      <text:p text:style-name="P2"/>
      <text:p text:style-name="P2">[Page 2]</text:p>
      <text:p text:style-name="P2">the opportunity, to have the subject discus/-sed, you will see of course that the resolution/ be such as to meet the approbation of the/ majority, and that it would not impose on/ me more than my feeble shoulders could bear./</text:p>
      <text:p text:style-name="P2"><text:tab/>In haste yours very respectfully/</text:p>
      <text:p text:style-name="P2"><text:tab/><text:tab/><text:tab/>S. Morais/</text:p>
      <text:p text:style-name="P2"><text:soft-page-break/>Abm Hart Esqre/</text:p>
      <text:p text:style-name="P2"/>
      <text:p text:style-name="P2"><text:span text:style-name="T1">545 Nth 6</text:span><text:span text:style-name="T2">th</text:span><text:span text:style-name="T1">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8T10:32:58</meta:creation-date>
    <dc:date>2012-02-07T13:04:31.36</dc:date>
    <dc:language>en-US</dc:language>
    <meta:editing-cycles>4</meta:editing-cycles>
    <meta:editing-duration>PT00H17M38S</meta:editing-duration>
    <dc:creator>Penn Libraries</dc:creator>
    <meta:document-statistic meta:table-count="0" meta:image-count="0" meta:object-count="0" meta:page-count="3" meta:paragraph-count="71" meta:word-count="392" meta:character-count="2572"/>
    <meta:user-defined meta:name="Info 1"/>
    <meta:user-defined meta:name="Info 2"/>
    <meta:user-defined meta:name="Info 3"/>
    <meta:user-defined meta:name="Info 4"/>
  </office:meta>
</office:document-meta>
</file>